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20000019679D67ABD27BFB28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493cm, 6.985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507cm" fo:min-width="2.8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44cm, 0cm, 0cm, 4.849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05cm" svg:height="3.755cm" svg:x="0.301cm" svg:y="0.101cm">
          <draw:image xlink:href="Pictures/10000000000002020000019679D67ABD27BFB285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3.4cm" svg:height="2.857cm" svg:x="3.132cm" svg:y="11.2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029cm" svg:y1="11.865cm" svg:x2="3.133cm" svg:y2="11.865cm">
            <text:p/>
          </draw:line>
          <draw:line draw:style-name="gr3" draw:text-style-name="P2" draw:layer="layout" svg:x1="2.03cm" svg:y1="12.665cm" svg:x2="3.134cm" svg:y2="12.665cm">
            <text:p/>
          </draw:line>
          <draw:line draw:style-name="gr3" draw:text-style-name="P2" draw:layer="layout" svg:x1="2.03cm" svg:y1="13.565cm" svg:x2="3.134cm" svg:y2="13.565cm">
            <text:p/>
          </draw:line>
          <draw:line draw:style-name="gr3" draw:text-style-name="P2" draw:layer="layout" svg:x1="6.523cm" svg:y1="12.265cm" svg:x2="7.484cm" svg:y2="12.265cm">
            <text:p/>
          </draw:line>
          <draw:line draw:style-name="gr3" draw:text-style-name="P2" draw:layer="layout" svg:x1="6.524cm" svg:y1="13.465cm" svg:x2="7.485cm" svg:y2="13.465cm">
            <text:p/>
          </draw:line>
        </draw:g>
        <draw:frame draw:style-name="gr4" draw:text-style-name="P1" draw:layer="layout" svg:width="8.749cm" svg:height="6.296cm" svg:x="0.706cm" svg:y="3.829cm">
          <draw:image xlink:href="Pictures/10000000000002020000019679D67ABD27BFB28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414cm" fo:page-height="14.2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11:25.978809069</meta:creation-date>
    <dc:date>2023-02-15T16:20:19.755465960</dc:date>
    <meta:editing-duration>PT8M54S</meta:editing-duration>
    <meta:editing-cycles>2</meta:editing-cycles>
    <meta:generator>LibreOffice/7.3.7.2$Linux_X86_64 LibreOffice_project/30$Build-2</meta:generator>
    <meta:document-statistic meta:object-count="9"/>
  </office:meta>
</office:document-meta>
</file>